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464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839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028in"/>
    </style:style>
    <style:style style:name="ce5" style:family="table-cell" style:parent-style-name="Default" style:data-style-name="N0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transparent" fo:padding="0.028in"/>
    </style:style>
    <style:style style:name="ce8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0"/>
    <style:style style:name="ce10" style:family="table-cell" style:parent-style-name="Default" style:data-style-name="N124"/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round" draw:fill="solid" draw:fill-color="#ffffc0" draw:textarea-horizontal-align="justify" draw:textarea-vertical-align="middle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8" table:number-columns-repeated="2" table:default-cell-style-name="Default"/>
        <table:table-row table:style-name="ro1">
          <table:table-cell table:style-name="ce1" office:value-type="string">
            <text:p>votes</text:p>
          </table:table-cell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2" office:value-type="string">
            <text:p>ordorig</text:p>
          </table:table-cell>
          <table:table-cell table:style-name="ce2" office:value-type="string">
            <text:p>edon</text:p>
          </table:table-cell>
          <table:table-cell table:style-name="ce5" office:value-type="string">
            <text:p>yr</text:p>
          </table:table-cell>
          <table:table-cell table:style-name="ce2" office:value-type="string">
            <text:p>elec</text:p>
          </table:table-cell>
          <table:table-cell table:style-name="ce2" office:value-type="string">
            <text:p>dcoal</text:p>
          </table:table-cell>
          <table:table-cell table:style-name="ce2" office:value-type="string">
            <office:annotation draw:style-name="gr1" draw:text-style-name="P1" svg:width="1.152in" svg:height="0.5626in" svg:x="3.7091in" svg:y="0.1677in" draw:caption-point-x="-0.2465in" draw:caption-point-y="0.0039in">
              <dc:date>2013-12-01T00:00:00</dc:date>
              <text:p text:style-name="P1"><text:span text:style-name="T1">presidencial concurrente o en t-3</text:span></text:p>
            </office:annotation>
            <text:p>ipan</text:p>
          </table:table-cell>
          <table:table-cell table:style-name="ce2" office:value-type="string">
            <text:p>ipri</text:p>
          </table:table-cell>
          <table:table-cell table:style-name="ce2" office:value-type="string">
            <text:p>iprd</text:p>
          </table:table-cell>
          <table:table-cell table:style-name="Default" office:value-type="string">
            <text:p>oth</text:p>
          </table:table-cell>
          <table:table-cell office:value-type="string">
            <text:p>v in millions</text:p>
          </table:table-cell>
          <table:table-cell office:value-type="string">
            <text:p>nota</text:p>
          </table:table-cell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3" office:value-type="float" office:value="33">
            <text:p>33</text:p>
          </table:table-cell>
          <table:table-cell table:style-name="ce6" office:value-type="float" office:value="1961">
            <text:p>1961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0764">
            <text:p>8%</text:p>
          </table:table-cell>
          <table:table-cell office:value-type="percentage" office:value="0.91">
            <text:p>91%</text:p>
          </table:table-cell>
          <table:table-cell office:value-type="percentage" office:value="0">
            <text:p>0%</text:p>
          </table:table-cell>
          <table:table-cell office:value-type="percentage" office:value="0.0135999999999999">
            <text:p>1%</text:p>
          </table:table-cell>
          <table:table-cell table:style-name="ce10" office:value-type="float" office:value="6.8">
            <text:p>6.8</text:p>
          </table:table-cell>
          <table:table-cell table:style-name="ce10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64">
            <text:p>1964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11527186440093">
            <text:p>12%</text:p>
          </table:table-cell>
          <table:table-cell office:value-type="percentage" office:value="0.863705797442766">
            <text:p>86%</text:p>
          </table:table-cell>
          <table:table-cell office:value-type="percentage" office:value="0">
            <text:p>0%</text:p>
          </table:table-cell>
          <table:table-cell office:value-type="percentage" office:value="0.0210223381563037">
            <text:p>2%</text:p>
          </table:table-cell>
          <table:table-cell table:style-name="ce10" office:value-type="float" office:value="0.190042">
            <text:p>0.2</text:p>
          </table:table-cell>
          <table:table-cell table:style-name="ce10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67">
            <text:p>1967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123402127885016">
            <text:p>12%</text:p>
          </table:table-cell>
          <table:table-cell office:value-type="percentage" office:value="0.834705255573341">
            <text:p>83%</text:p>
          </table:table-cell>
          <table:table-cell office:value-type="percentage" office:value="0">
            <text:p>0%</text:p>
          </table:table-cell>
          <table:table-cell office:value-type="percentage" office:value="0.0418926165416429">
            <text:p>4%</text:p>
          </table:table-cell>
          <table:table-cell table:style-name="ce10" office:value-type="float" office:value="0.415535">
            <text:p>0.4</text:p>
          </table:table-cell>
          <table:table-cell table:style-name="ce10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70">
            <text:p>1970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142002862269162">
            <text:p>14%</text:p>
          </table:table-cell>
          <table:table-cell office:value-type="percentage" office:value="0.834132717290833">
            <text:p>83%</text:p>
          </table:table-cell>
          <table:table-cell office:value-type="percentage" office:value="0">
            <text:p>0%</text:p>
          </table:table-cell>
          <table:table-cell office:value-type="percentage" office:value="0.0238644204400045">
            <text:p>2%</text:p>
          </table:table-cell>
          <table:table-cell table:style-name="ce10" office:value-type="float" office:value="0.318129">
            <text:p>0.3</text:p>
          </table:table-cell>
          <table:table-cell table:style-name="ce10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73">
            <text:p>1973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163761385452887">
            <text:p>16%</text:p>
          </table:table-cell>
          <table:table-cell office:value-type="percentage" office:value="0.776030406024575">
            <text:p>78%</text:p>
          </table:table-cell>
          <table:table-cell office:value-type="percentage" office:value="0">
            <text:p>0%</text:p>
          </table:table-cell>
          <table:table-cell office:value-type="percentage" office:value="0.0602082085225375">
            <text:p>6%</text:p>
          </table:table-cell>
          <table:table-cell table:style-name="ce10" office:value-type="float" office:value="0.81143">
            <text:p>0.8</text:p>
          </table:table-cell>
          <table:table-cell table:style-name="ce10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76">
            <text:p>1976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0895996104249696">
            <text:p>9%</text:p>
          </table:table-cell>
          <table:table-cell office:value-type="percentage" office:value="0.851998341924208">
            <text:p>85%</text:p>
          </table:table-cell>
          <table:table-cell office:value-type="percentage" office:value="0">
            <text:p>0%</text:p>
          </table:table-cell>
          <table:table-cell office:value-type="percentage" office:value="0.0584020476508222">
            <text:p>6%</text:p>
          </table:table-cell>
          <table:table-cell table:style-name="ce10" office:value-type="float" office:value="0.882683">
            <text:p>0.9</text:p>
          </table:table-cell>
          <table:table-cell table:style-name="ce10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79">
            <text:p>1979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114689774174872">
            <text:p>11%</text:p>
          </table:table-cell>
          <table:table-cell office:value-type="percentage" office:value="0.741276088092786">
            <text:p>74%</text:p>
          </table:table-cell>
          <table:table-cell office:value-type="percentage" office:value="0.0527728693630002">
            <text:p>5%</text:p>
          </table:table-cell>
          <table:table-cell office:value-type="percentage" office:value="0.0912612683693422">
            <text:p>9%</text:p>
          </table:table-cell>
          <table:table-cell table:style-name="ce10" office:value-type="float" office:value="1.183278">
            <text:p>1.2</text:p>
          </table:table-cell>
          <table:table-cell table:style-name="ce10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82">
            <text:p>1982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174396340615273">
            <text:p>17%</text:p>
          </table:table-cell>
          <table:table-cell office:value-type="percentage" office:value="0.693828321452151">
            <text:p>69%</text:p>
          </table:table-cell>
          <table:table-cell office:value-type="percentage" office:value="0.0476872191414292">
            <text:p>5%</text:p>
          </table:table-cell>
          <table:table-cell office:value-type="percentage" office:value="0.0840881187911459">
            <text:p>8%</text:p>
          </table:table-cell>
          <table:table-cell table:style-name="ce10" office:value-type="float" office:value="1.770688">
            <text:p>1.8</text:p>
          </table:table-cell>
          <table:table-cell table:style-name="ce10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85">
            <text:p>1985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163686267038748">
            <text:p>16%</text:p>
          </table:table-cell>
          <table:table-cell office:value-type="percentage" office:value="0.680547452795739">
            <text:p>68%</text:p>
          </table:table-cell>
          <table:table-cell office:value-type="percentage" office:value="0.0337754024211927">
            <text:p>3%</text:p>
          </table:table-cell>
          <table:table-cell office:value-type="percentage" office:value="0.12199087774432">
            <text:p>12%</text:p>
          </table:table-cell>
          <table:table-cell table:style-name="ce10" office:value-type="float" office:value="2.077237">
            <text:p>2.1</text:p>
          </table:table-cell>
          <table:table-cell table:style-name="ce10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88">
            <text:p>1988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179721447036181">
            <text:p>18%</text:p>
          </table:table-cell>
          <table:table-cell office:value-type="percentage" office:value="0.511075801166151">
            <text:p>51%</text:p>
          </table:table-cell>
          <table:table-cell office:value-type="percentage" office:value="0.0444684303926939">
            <text:p>4%</text:p>
          </table:table-cell>
          <table:table-cell office:value-type="percentage" office:value="0.264734321404974">
            <text:p>26%</text:p>
          </table:table-cell>
          <table:table-cell table:style-name="ce10" office:value-type="float" office:value="4.779537">
            <text:p>4.8</text:p>
          </table:table-cell>
          <table:table-cell table:style-name="ce10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91">
            <text:p>1991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176840554304989">
            <text:p>18%</text:p>
          </table:table-cell>
          <table:table-cell office:value-type="percentage" office:value="0.61470907912515">
            <text:p>61%</text:p>
          </table:table-cell>
          <table:table-cell office:value-type="percentage" office:value="0.0831527479779435">
            <text:p>8%</text:p>
          </table:table-cell>
          <table:table-cell office:value-type="percentage" office:value="0.125297618591918">
            <text:p>13%</text:p>
          </table:table-cell>
          <table:table-cell table:style-name="ce10" office:value-type="float" office:value="2.86412">
            <text:p>2.9</text:p>
          </table:table-cell>
          <table:table-cell table:style-name="ce10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94">
            <text:p>1994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258498191472975">
            <text:p>26%</text:p>
          </table:table-cell>
          <table:table-cell office:value-type="percentage" office:value="0.502744825409723">
            <text:p>50%</text:p>
          </table:table-cell>
          <table:table-cell office:value-type="percentage" office:value="0.166786924855454">
            <text:p>17%</text:p>
          </table:table-cell>
          <table:table-cell office:value-type="percentage" office:value="0.071970058261848">
            <text:p>7%</text:p>
          </table:table-cell>
          <table:table-cell table:style-name="ce10" office:value-type="float" office:value="2.412304">
            <text:p>2.4</text:p>
          </table:table-cell>
          <table:table-cell table:style-name="ce10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1997">
            <text:p>1997</text:p>
          </table:table-cell>
          <table:table-cell table:style-name="ce4" office:value-type="string">
            <text:p>dip fed</text:p>
          </table:table-cell>
          <table:table-cell table:style-name="ce4" office:value-type="float" office:value="0">
            <text:p>0</text:p>
          </table:table-cell>
          <table:table-cell office:value-type="percentage" office:value="0.266181545693548">
            <text:p>27%</text:p>
          </table:table-cell>
          <table:table-cell office:value-type="percentage" office:value="0.391236840243074">
            <text:p>39%</text:p>
          </table:table-cell>
          <table:table-cell office:value-type="percentage" office:value="0.25719845975584">
            <text:p>26%</text:p>
          </table:table-cell>
          <table:table-cell office:value-type="percentage" office:value="0.0853831543075379">
            <text:p>9%</text:p>
          </table:table-cell>
          <table:table-cell table:style-name="ce10" office:value-type="float" office:value="2.468712">
            <text:p>2.5</text:p>
          </table:table-cell>
          <table:table-cell table:style-name="ce10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2000">
            <text:p>2000</text:p>
          </table:table-cell>
          <table:table-cell table:style-name="ce4" office:value-type="string">
            <text:p>dip fed</text:p>
          </table:table-cell>
          <table:table-cell table:style-name="ce4" office:value-type="float" office:value="1">
            <text:p>1</text:p>
          </table:table-cell>
          <table:table-cell office:value-type="percentage" office:value="0.338837989088911">
            <text:p>34%</text:p>
          </table:table-cell>
          <table:table-cell office:value-type="percentage" office:value="0.378282420650133">
            <text:p>38%</text:p>
          </table:table-cell>
          <table:table-cell office:value-type="percentage" office:value="0.173790790263961">
            <text:p>17%</text:p>
          </table:table-cell>
          <table:table-cell office:value-type="percentage" office:value="0.109088799996995">
            <text:p>11%</text:p>
          </table:table-cell>
          <table:table-cell table:style-name="ce10" office:value-type="float" office:value="3.95719425629259">
            <text:p>4.0</text:p>
          </table:table-cell>
          <table:table-cell table:style-name="ce10" office:value-type="string">
            <text:p>porcion del voto de la coalicion que le corresponde al partido (imputación coattails)</text:p>
          </table:table-cell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2003">
            <text:p>2003</text:p>
          </table:table-cell>
          <table:table-cell table:style-name="ce4" office:value-type="string">
            <text:p>dip fed</text:p>
          </table:table-cell>
          <table:table-cell table:style-name="ce4" office:value-type="float" office:value="1">
            <text:p>1</text:p>
          </table:table-cell>
          <table:table-cell office:value-type="percentage" office:value="0.318186973148578">
            <text:p>32%</text:p>
          </table:table-cell>
          <table:table-cell office:value-type="percentage" office:value="0.365301816682453">
            <text:p>37%</text:p>
          </table:table-cell>
          <table:table-cell office:value-type="percentage" office:value="0.182385920435492">
            <text:p>18%</text:p>
          </table:table-cell>
          <table:table-cell office:value-type="percentage" office:value="0.134125289733478">
            <text:p>13%</text:p>
          </table:table-cell>
          <table:table-cell table:style-name="ce10" office:value-type="float" office:value="3.45220214496981">
            <text:p>3.5</text:p>
          </table:table-cell>
          <table:table-cell table:style-name="ce10" office:value-type="string">
            <text:p>porcion del voto de la coalicion que le corresponde al partido (imputación coattails)</text:p>
          </table:table-cell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2006">
            <text:p>2006</text:p>
          </table:table-cell>
          <table:table-cell table:style-name="ce4" office:value-type="string">
            <text:p>dip fed</text:p>
          </table:table-cell>
          <table:table-cell table:style-name="ce4" office:value-type="float" office:value="1">
            <text:p>1</text:p>
          </table:table-cell>
          <table:table-cell office:value-type="percentage" office:value="0.343595055129133">
            <text:p>34%</text:p>
          </table:table-cell>
          <table:table-cell office:value-type="percentage" office:value="0.251266481254257">
            <text:p>25%</text:p>
          </table:table-cell>
          <table:table-cell office:value-type="percentage" office:value="0.234266727681352">
            <text:p>23%</text:p>
          </table:table-cell>
          <table:table-cell office:value-type="percentage" office:value="0.170871735935258">
            <text:p>17%</text:p>
          </table:table-cell>
          <table:table-cell table:style-name="ce10" office:value-type="float" office:value="6.85532500553434">
            <text:p>6.9</text:p>
          </table:table-cell>
          <table:table-cell table:style-name="ce10" office:value-type="string">
            <text:p>porcion del voto de la coalicion que le corresponde al partido (imputación coattails)</text:p>
          </table:table-cell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2009">
            <text:p>2009</text:p>
          </table:table-cell>
          <table:table-cell table:style-name="ce4" office:value-type="string">
            <text:p>dip fed</text:p>
          </table:table-cell>
          <table:table-cell table:style-name="ce4" office:value-type="float" office:value="1">
            <text:p>1</text:p>
          </table:table-cell>
          <table:table-cell office:value-type="percentage" office:value="0.2965858645667">
            <text:p>30%</text:p>
          </table:table-cell>
          <table:table-cell office:value-type="percentage" office:value="0.392619736807779">
            <text:p>39%</text:p>
          </table:table-cell>
          <table:table-cell office:value-type="percentage" office:value="0.129242536155713">
            <text:p>13%</text:p>
          </table:table-cell>
          <table:table-cell office:value-type="percentage" office:value="0.181551862469808">
            <text:p>18%</text:p>
          </table:table-cell>
          <table:table-cell table:style-name="ce10" office:value-type="float" office:value="5.92516253083344">
            <text:p>5.9</text:p>
          </table:table-cell>
          <table:table-cell table:style-name="ce10" office:value-type="string">
            <text:p>porcion del voto de la coalicion que le corresponde al partido (imputación coattails)</text:p>
          </table:table-cell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4" office:value-type="float" office:value="33">
            <text:p>33</text:p>
          </table:table-cell>
          <table:table-cell table:style-name="ce7" office:value-type="float" office:value="2012">
            <text:p>2012</text:p>
          </table:table-cell>
          <table:table-cell table:style-name="ce4" office:value-type="string">
            <text:p>dip fed</text:p>
          </table:table-cell>
          <table:table-cell table:style-name="ce4" office:value-type="float" office:value="1">
            <text:p>1</text:p>
          </table:table-cell>
          <table:table-cell office:value-type="percentage" office:value="0.272586572206472">
            <text:p>27%</text:p>
          </table:table-cell>
          <table:table-cell office:value-type="percentage" office:value="0.352952806160255">
            <text:p>35%</text:p>
          </table:table-cell>
          <table:table-cell office:value-type="percentage" office:value="0.2152221803682">
            <text:p>22%</text:p>
          </table:table-cell>
          <table:table-cell office:value-type="percentage" office:value="0.159238441265073">
            <text:p>16%</text:p>
          </table:table-cell>
          <table:table-cell table:style-name="ce10" office:value-type="float" office:value="7.53347208765547">
            <text:p>7.5</text:p>
          </table:table-cell>
          <table:table-cell table:style-name="ce10" office:value-type="string">
            <text:p>porcion del voto de la coalicion que le corresponde al partido (imputación coattails)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>
            <text:p>seats</text:p>
          </table:table-cell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>
            <text:p>ordorig</text:p>
          </table:table-cell>
          <table:table-cell office:value-type="string">
            <text:p>edon</text:p>
          </table:table-cell>
          <table:table-cell office:value-type="string">
            <text:p>yr</text:p>
          </table:table-cell>
          <table:table-cell office:value-type="string">
            <text:p>elec</text:p>
          </table:table-cell>
          <table:table-cell office:value-type="string">
            <text:p>.</text:p>
          </table:table-cell>
          <table:table-cell table:style-name="Default" office:value-type="string">
            <office:annotation draw:style-name="gr1" draw:text-style-name="P1" svg:width="1.152in" svg:height="0.5626in" svg:x="3.7091in" svg:y="4.3957in" draw:caption-point-x="-0.2465in" draw:caption-point-y="0.0039in">
              <dc:date>2013-12-01T00:00:00</dc:date>
              <text:p text:style-name="P1"><text:span text:style-name="T1">presidencial concurrente o en t-3</text:span></text:p>
            </office:annotation>
            <text:p>pan</text:p>
          </table:table-cell>
          <table:table-cell table:style-name="Default" office:value-type="string">
            <text:p>pri</text:p>
          </table:table-cell>
          <table:table-cell table:style-name="Default" office:value-type="string">
            <text:p>prd</text:p>
          </table:table-cell>
          <table:table-cell table:style-name="Default" office:value-type="string">
            <text:p>oth</text:p>
          </table:table-cell>
          <table:table-cell office:value-type="string">
            <text:p>seat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961">
            <text:p>1961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03">
            <text:p>3%</text:p>
          </table:table-cell>
          <table:table-cell table:style-name="ce9" office:value-type="percentage" office:value="0.97">
            <text:p>97%</text:p>
          </table:table-cell>
          <table:table-cell table:style-name="ce9" office:value-type="string">
            <text:p>.</text:p>
          </table:table-cell>
          <table:table-cell table:style-name="ce9" office:value-type="percentage" office:value="0.01">
            <text:p>1%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964">
            <text:p>1964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1">
            <text:p>10%</text:p>
          </table:table-cell>
          <table:table-cell table:style-name="ce9" office:value-type="percentage" office:value="0.83">
            <text:p>83%</text:p>
          </table:table-cell>
          <table:table-cell table:style-name="ce9" office:value-type="string">
            <text:p>.</text:p>
          </table:table-cell>
          <table:table-cell table:style-name="ce9" office:value-type="percentage" office:value="0.07">
            <text:p>7%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967">
            <text:p>1967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1">
            <text:p>10%</text:p>
          </table:table-cell>
          <table:table-cell table:style-name="ce9" office:value-type="percentage" office:value="0.84">
            <text:p>84%</text:p>
          </table:table-cell>
          <table:table-cell table:style-name="ce9" office:value-type="string">
            <text:p>.</text:p>
          </table:table-cell>
          <table:table-cell table:style-name="ce9" office:value-type="percentage" office:value="0.07">
            <text:p>7%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970">
            <text:p>1970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1">
            <text:p>10%</text:p>
          </table:table-cell>
          <table:table-cell table:style-name="ce9" office:value-type="percentage" office:value="0.85">
            <text:p>85%</text:p>
          </table:table-cell>
          <table:table-cell table:style-name="ce9" office:value-type="string">
            <text:p>.</text:p>
          </table:table-cell>
          <table:table-cell table:style-name="ce9" office:value-type="percentage" office:value="0.07">
            <text:p>7%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973">
            <text:p>1973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108225108225108">
            <text:p>11%</text:p>
          </table:table-cell>
          <table:table-cell table:style-name="ce9" office:value-type="percentage" office:value="0.818181818181818">
            <text:p>82%</text:p>
          </table:table-cell>
          <table:table-cell table:style-name="ce9" office:value-type="string">
            <text:p>.</text:p>
          </table:table-cell>
          <table:table-cell table:style-name="ce9" office:value-type="percentage" office:value="0.0735930735930735">
            <text:p>7%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976">
            <text:p>1976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0843881856540084">
            <text:p>8%</text:p>
          </table:table-cell>
          <table:table-cell table:style-name="ce9" office:value-type="percentage" office:value="0.822784810126582">
            <text:p>82%</text:p>
          </table:table-cell>
          <table:table-cell table:style-name="ce9" office:value-type="string">
            <text:p>.</text:p>
          </table:table-cell>
          <table:table-cell table:style-name="ce9" office:value-type="percentage" office:value="0.0928270042194093">
            <text:p>9%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979">
            <text:p>1979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1075">
            <text:p>11%</text:p>
          </table:table-cell>
          <table:table-cell table:style-name="ce9" office:value-type="percentage" office:value="0.74">
            <text:p>74%</text:p>
          </table:table-cell>
          <table:table-cell table:style-name="ce9" office:value-type="percentage" office:value="0.045">
            <text:p>5%</text:p>
          </table:table-cell>
          <table:table-cell table:style-name="ce9" office:value-type="percentage" office:value="0.1075">
            <text:p>11%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982">
            <text:p>1982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13">
            <text:p>13%</text:p>
          </table:table-cell>
          <table:table-cell table:style-name="ce9" office:value-type="percentage" office:value="0.75">
            <text:p>75%</text:p>
          </table:table-cell>
          <table:table-cell table:style-name="ce9" office:value-type="percentage" office:value="0.04">
            <text:p>4%</text:p>
          </table:table-cell>
          <table:table-cell table:style-name="ce9" office:value-type="percentage" office:value="0.09">
            <text:p>9%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985">
            <text:p>1985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1">
            <text:p>10%</text:p>
          </table:table-cell>
          <table:table-cell table:style-name="ce9" office:value-type="percentage" office:value="0.72">
            <text:p>72%</text:p>
          </table:table-cell>
          <table:table-cell table:style-name="ce9" office:value-type="percentage" office:value="0.03">
            <text:p>3%</text:p>
          </table:table-cell>
          <table:table-cell table:style-name="ce9" office:value-type="percentage" office:value="0.18">
            <text:p>18%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988">
            <text:p>1988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2">
            <text:p>20%</text:p>
          </table:table-cell>
          <table:table-cell table:style-name="ce9" office:value-type="percentage" office:value="0.52">
            <text:p>52%</text:p>
          </table:table-cell>
          <table:table-cell table:style-name="ce9" office:value-type="percentage" office:value="0.26">
            <text:p>26%</text:p>
          </table:table-cell>
          <table:table-cell table:style-name="ce9" office:value-type="percentage" office:value="0.04">
            <text:p>4%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991">
            <text:p>1991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18">
            <text:p>18%</text:p>
          </table:table-cell>
          <table:table-cell table:style-name="ce9" office:value-type="percentage" office:value="0.64">
            <text:p>64%</text:p>
          </table:table-cell>
          <table:table-cell table:style-name="ce9" office:value-type="percentage" office:value="0.08">
            <text:p>8%</text:p>
          </table:table-cell>
          <table:table-cell table:style-name="ce9" office:value-type="percentage" office:value="0.13">
            <text:p>13%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994">
            <text:p>1994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238">
            <text:p>24%</text:p>
          </table:table-cell>
          <table:table-cell table:style-name="ce9" office:value-type="percentage" office:value="0.6">
            <text:p>60%</text:p>
          </table:table-cell>
          <table:table-cell table:style-name="ce9" office:value-type="percentage" office:value="0.142">
            <text:p>14%</text:p>
          </table:table-cell>
          <table:table-cell table:style-name="ce9" office:value-type="percentage" office:value="0.02">
            <text:p>2%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997">
            <text:p>1997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244">
            <text:p>24%</text:p>
          </table:table-cell>
          <table:table-cell table:style-name="ce9" office:value-type="percentage" office:value="0.478">
            <text:p>48%</text:p>
          </table:table-cell>
          <table:table-cell table:style-name="ce9" office:value-type="percentage" office:value="0.25">
            <text:p>25%</text:p>
          </table:table-cell>
          <table:table-cell table:style-name="ce9" office:value-type="percentage" office:value="0.028">
            <text:p>3%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000">
            <text:p>2000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414">
            <text:p>41%</text:p>
          </table:table-cell>
          <table:table-cell table:style-name="ce9" office:value-type="percentage" office:value="0.422">
            <text:p>42%</text:p>
          </table:table-cell>
          <table:table-cell table:style-name="ce9" office:value-type="percentage" office:value="0.104">
            <text:p>10%</text:p>
          </table:table-cell>
          <table:table-cell table:style-name="ce9" office:value-type="percentage" office:value="0.0600000000000001">
            <text:p>6%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2003">
            <text:p>2003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302">
            <text:p>30%</text:p>
          </table:table-cell>
          <table:table-cell table:style-name="ce9" office:value-type="percentage" office:value="0.448">
            <text:p>45%</text:p>
          </table:table-cell>
          <table:table-cell table:style-name="ce9" office:value-type="percentage" office:value="0.194">
            <text:p>19%</text:p>
          </table:table-cell>
          <table:table-cell table:style-name="ce9" office:value-type="percentage" office:value="0.0560000000000001">
            <text:p>6%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2006">
            <text:p>2006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412">
            <text:p>41%</text:p>
          </table:table-cell>
          <table:table-cell table:style-name="ce9" office:value-type="percentage" office:value="0.212">
            <text:p>21%</text:p>
          </table:table-cell>
          <table:table-cell table:style-name="ce9" office:value-type="percentage" office:value="0.254">
            <text:p>25%</text:p>
          </table:table-cell>
          <table:table-cell table:style-name="ce9" office:value-type="percentage" office:value="0.122">
            <text:p>12%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009">
            <text:p>2009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286">
            <text:p>29%</text:p>
          </table:table-cell>
          <table:table-cell table:style-name="ce9" office:value-type="percentage" office:value="0.474">
            <text:p>47%</text:p>
          </table:table-cell>
          <table:table-cell table:style-name="ce9" office:value-type="percentage" office:value="0.142">
            <text:p>14%</text:p>
          </table:table-cell>
          <table:table-cell table:style-name="ce9" office:value-type="percentage" office:value="0.0980000000000001">
            <text:p>10%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012">
            <text:p>2012</text:p>
          </table:table-cell>
          <table:table-cell office:value-type="string">
            <text:p>dip fed</text:p>
          </table:table-cell>
          <table:table-cell office:value-type="string">
            <text:p>.</text:p>
          </table:table-cell>
          <table:table-cell table:style-name="ce9" office:value-type="percentage" office:value="0.228">
            <text:p>23%</text:p>
          </table:table-cell>
          <table:table-cell table:style-name="ce9" office:value-type="percentage" office:value="0.414">
            <text:p>41%</text:p>
          </table:table-cell>
          <table:table-cell table:style-name="ce9" office:value-type="percentage" office:value="0.2">
            <text:p>20%</text:p>
          </table:table-cell>
          <table:table-cell table:style-name="ce9" office:value-type="percentage" office:value="0.158">
            <text:p>16%</text:p>
          </table:table-cell>
          <table:table-cell office:value-type="float" office:value="500">
            <text:p>500</text:p>
          </table:table-cell>
          <table:table-cell/>
        </table:table-row>
        <table:table-row table:style-name="ro4" table:number-rows-repeated="2"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percentage-style style:name="N125">
      <number:number number:decimal-places="1" number:min-integer-digits="1"/>
      <number:text>%</number:text>
    </number:percentage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number:number-style style:name="N132">
      <number:number number:decimal-places="8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number-style style:name="N135P0" style:volatile="true">
      <number:text>$</number:text>
      <number:number number:decimal-places="0" number:min-integer-digits="1" number:grouping="true"/>
    </number:number-style>
    <number:number-style style:name="N135">
      <number:text>-$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</number:number-style>
    <number:number-style style:name="N136">
      <style:text-properties fo:color="#ff0000"/>
      <number:text>-$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</number:number-style>
    <number:number-style style:name="N137">
      <number:text>-$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</number:number-style>
    <number:number-style style:name="N138">
      <style:text-properties fo:color="#ff0000"/>
      <number:text>-$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 </number:text>
      <number:number number: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-$</number:text>
      <number:number number:decimal-places="0" number:min-integer-digits="1" number:grouping="true"/>
      <number:text> </number:text>
    </number:number-style>
    <number:number-style style:name="N140P2" style:volatile="true">
      <number:text> $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-$</number:text>
      <number:number number:decimal-places="2" number:min-integer-digits="1" number:grouping="true"/>
      <number:text> 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2-01T19:29:38</meta:creation-date>
    <dc:date>2013-12-01T21:32:35</dc:date>
    <dc:creator>Eric Magar</dc:creator>
    <meta:editing-duration>PT21M44S</meta:editing-duration>
    <meta:editing-cycles>3</meta:editing-cycles>
    <meta:generator>LibreOffice/3.5$Linux_X86_64 LibreOffice_project/350m1$Build-2</meta:generator>
    <meta:document-statistic meta:table-count="3" meta:cell-count="388" meta:object-count="0"/>
  </office:meta>
</office:document-meta>
</file>